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f5cb" officeooo:paragraph-rsid="0020f5cb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9.75pt" fo:letter-spacing="normal" fo:font-style="normal" style:font-weight-asian="bold" style:font-weight-complex="bold"/>
    </style:style>
    <style:style style:name="T3" style:family="text">
      <style:text-properties officeooo:rsid="001fdd3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Multiply without *</text:span></text:p>
      <text:p text:style-name="Standard">#include &lt;iostream&gt;</text:p>
      <text:p text:style-name="Standard">using namespace std;</text:p>
      <text:p text:style-name="Standard">int main()</text:p>
      <text:p text:style-name="Standard">{ </text:p>
      <text:p text:style-name="Standard"><text:s text:c="4"/>int a,b;</text:p>
      <text:p text:style-name="Standard"><text:s text:c="4"/>cout&lt;&lt;"Enter the number a and b";</text:p>
      <text:p text:style-name="Standard"><text:s text:c="4"/>cin&gt;&gt;a&gt;&gt;b;</text:p>
      <text:p text:style-name="Standard"><text:s text:c="4"/>int sum=0;</text:p>
      <text:p text:style-name="Standard"><text:s text:c="4"/>for(int i=1;i&lt;=a;i++){</text:p>
      <text:p text:style-name="Standard"><text:s text:c="8"/>sum=sum+b;</text:p>
      <text:p text:style-name="Standard"><text:s text:c="4"/>}</text:p>
      <text:p text:style-name="Standard"><text:s text:c="4"/>cout&lt;&lt;sum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43:20.740113474</meta:creation-date>
    <dc:date>2022-06-29T18:46:35.620174389</dc:date>
    <meta:editing-duration>PT2M4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28" meta:character-count="210" meta:non-whitespace-character-count="159"/>
  </office:meta>
</office:document-meta>
</file>